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64cm"/>
    </style:style>
    <style:style style:name="co2" style:family="table-column">
      <style:table-column-properties fo:break-before="auto" style:column-width="7.853cm"/>
    </style:style>
    <style:style style:name="co3" style:family="table-column">
      <style:table-column-properties fo:break-before="auto" style:column-width="3.669cm"/>
    </style:style>
    <style:style style:name="co4" style:family="table-column">
      <style:table-column-properties fo:break-before="auto" style:column-width="2.693cm"/>
    </style:style>
    <style:style style:name="co5" style:family="table-column">
      <style:table-column-properties fo:break-before="auto" style:column-width="8.571cm"/>
    </style:style>
    <style:style style:name="co6" style:family="table-column">
      <style:table-column-properties fo:break-before="auto" style:column-width="4.52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274cm" fo:break-before="auto" style:use-optimal-row-height="false"/>
    </style:style>
    <style:style style:name="ro2" style:family="table-row">
      <style:table-row-properties style:row-height="1.74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fo:border="0.74pt solid #000000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</style:style>
    <style:style style:name="ce9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Lp</text:p>
          </table:table-cell>
          <table:table-cell table:style-name="ce1" office:value-type="string" calcext:value-type="string">
            <text:p>Zadanie</text:p>
          </table:table-cell>
          <table:table-cell table:style-name="ce7" office:value-type="string" calcext:value-type="string">
            <text:p>Pilność (3 – szybko, 2 – niedługo, 1 – kiedyś)</text:p>
          </table:table-cell>
          <table:table-cell table:style-name="ce7" office:value-type="string" calcext:value-type="string">
            <text:p>Szacunkowo [min]</text:p>
          </table:table-cell>
          <table:table-cell table:style-name="ce1" office:value-type="string" calcext:value-type="string">
            <text:p>UWAGI</text:p>
          </table:table-cell>
          <table:table-cell table:style-name="ce1"/>
          <table:table-cell table:style-name="ce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Oszacować czas wykonania zadań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ED nad stołem, wieszak, podłączenie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number-columns-repeated="2"/>
          <table:table-cell table:style-name="ce8"/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LED nad tokarką: haczyki na przedłużacz, wtyczka z przełącznikiem, wieszak 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number-columns-repeated="2"/>
          <table:table-cell table:style-name="ce8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Zrobić gniazdko na komputer na górze i stanowisko komputerowe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number-columns-repeated="2"/>
          <table:table-cell table:style-name="ce8"/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Zbadać stan techniczny 2 komputerów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number-columns-repeated="2"/>
          <table:table-cell table:style-name="ce8"/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Jeśli któryś komp działa, to wybrać lepszy (dobrać komponenty), podłączyć i uruchomić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number-columns-repeated="2"/>
          <table:table-cell table:style-name="ce8"/>
          <table:table-cell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Posprzątać stół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number-columns-repeated="2"/>
          <table:table-cell table:style-name="ce8"/>
          <table:table-cell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ozplanować lepiej ułożenie przedmiotów w garażu (kuchenka, stół kreślarski)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number-columns-repeated="2"/>
          <table:table-cell table:style-name="ce8"/>
          <table:table-cell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Ocenić stan oleju frezarki/wymienić 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number-columns-repeated="2"/>
          <table:table-cell table:style-name="ce8"/>
          <table:table-cell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Zainstalować Linux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2"/>
          <table:table-cell table:style-name="ce8"/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Dorobić albo kupić klucz imbusowy do obrotu stołu frezarki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Zamontować dwa imadła 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Zbadać stan techniczny kompresora WAN, zrobić listę zakupów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8"/>
          <table: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Zrobić źródło wody z odpływem w garażu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style-name="ce8"/>
          <table:table-cell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4 wtyczki 3-fazy do maszyn przerobić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number-columns-repeated="2"/>
          <table:table-cell table:style-name="ce8"/>
          <table:table-cell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Zbadać stan techniczny/uruchomić wiertarkę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number-columns-repeated="2"/>
          <table:table-cell table:style-name="ce8"/>
          <table:table-cell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Zbadać stan techniczny/uruchomić szlifierkę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number-columns-repeated="2"/>
          <table:table-cell table:style-name="ce8"/>
          <table:table-cell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Zbadać stan techniczny/uruchomić małą frezarkę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number-columns-repeated="2"/>
          <table:table-cell table:style-name="ce8"/>
          <table:table-cell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Zbadać stan techniczny/uruchomić piec hartowniczy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number-columns-repeated="2"/>
          <table:table-cell table:style-name="ce8"/>
          <table:table-cell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Zaprojektować i wykonać czysty blat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style-name="ce8"/>
          <table:table-cell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Dorobić koła do wiertarki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number-columns-repeated="2"/>
          <table:table-cell table:style-name="ce8"/>
          <table:table-cell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Posegregować i opisać frezy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number-columns-repeated="2"/>
          <table:table-cell table:style-name="ce8"/>
          <table:table-cell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Rozeznać się w paskach klinowych do maszyn, znaleźć typy, wymiary i dostawców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number-columns-repeated="2"/>
          <table:table-cell table:style-name="ce8"/>
          <table:table-cell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Wymienić olej w tokarce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style-name="ce8"/>
          <table:table-cell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Wymyślić sposób segregacji i uporządkowania wierteł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number-columns-repeated="2"/>
          <table:table-cell table:style-name="ce8"/>
          <table:table-cell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Wymienić pasy klinowe w dużej frezarce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number-columns-repeated="2"/>
          <table:table-cell table:style-name="ce8"/>
          <table:table-cell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Osadzić duży piec hartowniczy na stojaku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number-columns-repeated="2"/>
          <table:table-cell table:style-name="ce8"/>
          <table:table-cell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Przetransportować stół od wytaczarki do garażu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number-columns-repeated="2"/>
          <table:table-cell table:style-name="ce8"/>
          <table:table-cell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Zbadać stan pompy chłodziwa dużej frezarki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/>
          <table:table-cell table:style-name="ce8"/>
          <table:table-cell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Zbadać wskaźnik obrotów frezarki (jak to działać powinno?)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8"/>
          <table:table-cell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Zebrać rozwiązania dla napędu stołu plazmowego, wypisać, porównać, oszacować czas, dokładność i koszty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/>
          <table:table-cell table:style-name="ce8"/>
          <table:table-cell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Opracować sposób na połączenie dwóch kompresorów (idea, lista zakupów)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Zainstalować LinuxCNC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number-columns-repeated="2"/>
          <table:table-cell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Zaprojektować i wykonać stół i uchwyt do piły taśmowej (jeśli szacowany koszt większy niż 1000pln to zrezygnować)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 table:style-name="ce5" table:number-columns-repeated="2"/>
          <table:table-cell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Zbadać stan wrzeciona frezarki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style-name="ce8"/>
          <table:table-cell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Wykonać kostkę wzorcową, zbadać osie frezarki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number-columns-repeated="2"/>
          <table:table-cell table:style-name="ce8"/>
          <table:table-cell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Wypompowanie starego chłodziwa, wyczyszczenie podstawy frezarki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Zaprojekować instalację głowicy do dłutowania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Zainstalować głowicę do dłutowania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Wykonanie uchwytu do precyzyjnego pomiaru płytek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Zbadanie stanu/kalibracja mikrometrów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Wymyślić sposób segregacji i uporządkowania frezów obwiedniowych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2"/>
          <table:table-cell table:style-name="ce8"/>
          <table:table-cell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Zainstalować falownik do silnika frezarki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/>
          <table:table-cell table:style-name="ce8"/>
          <table:table-cell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Zaprojektować zawieszenie/szynę dla wspornika dużej frezarki/głowicy/przedmiotu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2"/>
          <table:table-cell table:style-name="ce8"/>
          <table:table-cell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Opracować zasłony chlapaczowe na frezarkę (idea)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/>
        </table:table-row>
        <table:table-row table:style-name="ro1" table:number-rows-repeated="25">
          <table:table-cell table:style-name="ce3"/>
          <table:table-cell table:number-columns-repeated="6"/>
        </table:table-row>
        <table:table-row table:style-name="ro3" table:number-rows-repeated="13">
          <table:table-cell table:style-name="ce3"/>
          <table:table-cell table:number-columns-repeated="6"/>
        </table:table-row>
        <table:table-row table:style-name="ro3" table:number-rows-repeated="47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  <table:database-ranges>
        <table:database-range table:name="__Anonymous_Sheet_DB__0" table:target-range-address="Arkusz1.A2:Arkusz1.G85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.00.0000</text:date>, <text:time style:data-style-name="N2" text:time-value="16:34:34.133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22:02:43.524000000</meta:creation-date>
    <dc:date>2024-02-08T21:55:57.047000000</dc:date>
    <meta:editing-duration>P9DT5H57M37S</meta:editing-duration>
    <meta:editing-cycles>6</meta:editing-cycles>
    <meta:generator>LibreOffice/7.2.3.2$Windows_X86_64 LibreOffice_project/d166454616c1632304285822f9c83ce2e660fd92</meta:generator>
    <meta:document-statistic meta:table-count="1" meta:cell-count="140" meta:object-count="0"/>
  </office:meta>
</office:document-meta>
</file>